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f990" officeooo:paragraph-rsid="000af990"/>
    </style:style>
    <style:style style:name="P2" style:family="paragraph" style:parent-style-name="Standard">
      <style:text-properties fo:font-weight="normal" officeooo:rsid="000af990" officeooo:paragraph-rsid="000af990" style:font-weight-asian="normal" style:font-weight-complex="normal"/>
    </style:style>
    <style:style style:name="P3" style:family="paragraph" style:parent-style-name="Standard">
      <style:text-properties fo:font-weight="normal" officeooo:rsid="000d3b7c" officeooo:paragraph-rsid="000d3b7c" style:font-weight-asian="normal" style:font-weight-complex="normal"/>
    </style:style>
    <style:style style:name="P4" style:family="paragraph" style:parent-style-name="Standard">
      <style:text-properties fo:font-weight="normal" officeooo:rsid="000c5521" officeooo:paragraph-rsid="000c5521" style:font-weight-asian="normal" style:font-weight-complex="normal"/>
    </style:style>
    <style:style style:name="P5" style:family="paragraph" style:parent-style-name="Standard">
      <style:text-properties fo:font-weight="normal" officeooo:rsid="00102a1d" officeooo:paragraph-rsid="00102a1d" style:font-weight-asian="normal" style:font-weight-complex="normal"/>
    </style:style>
    <style:style style:name="P6" style:family="paragraph" style:parent-style-name="Standard">
      <style:text-properties fo:font-weight="normal" officeooo:rsid="0010bfd7" officeooo:paragraph-rsid="0010bfd7" style:font-weight-asian="normal" style:font-weight-complex="normal"/>
    </style:style>
    <style:style style:name="P7" style:family="paragraph" style:parent-style-name="Standard">
      <style:text-properties fo:font-weight="bold" officeooo:rsid="00102a1d" officeooo:paragraph-rsid="00102a1d" style:font-weight-asian="bold" style:font-weight-complex="bold"/>
    </style:style>
    <style:style style:name="P8" style:family="paragraph" style:parent-style-name="Standard">
      <style:text-properties fo:font-weight="normal" officeooo:rsid="000c5521" officeooo:paragraph-rsid="000c5521"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c5521" style:font-weight-asian="normal" style:font-weight-complex="normal"/>
    </style:style>
    <style:style style:name="T4" style:family="text">
      <style:text-properties fo:font-weight="normal" officeooo:rsid="000c7a4e" style:font-weight-asian="normal" style:font-weight-complex="normal"/>
    </style:style>
    <style:style style:name="T5" style:family="text">
      <style:text-properties fo:font-weight="normal" officeooo:rsid="000d3b7c" style:font-weight-asian="normal" style:font-weight-complex="normal"/>
    </style:style>
    <style:style style:name="T6" style:family="text">
      <style:text-properties officeooo:rsid="000c7a4e"/>
    </style:style>
    <style:style style:name="T7" style:family="text">
      <style:text-properties officeooo:rsid="000d3b7c"/>
    </style:style>
    <style:style style:name="T8" style:family="text">
      <style:text-properties officeooo:rsid="000e8eb9"/>
    </style:style>
    <style:style style:name="T9" style:family="text">
      <style:text-properties officeooo:rsid="0012ac7a"/>
    </style:style>
    <style:style style:name="T10" style:family="text">
      <style:text-properties officeooo:rsid="001607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Cura LE </text:span>Hibiscus Alpha Testing</text:p>
      <text:p text:style-name="P1"/>
      <text:p text:style-name="P1">1.) <text:span text:style-name="T1">ALWAYS </text:span><text:span text:style-name="T2">run Cura LE through the terminal</text:span></text:p>
      <text:p text:style-name="P2"><text:tab/>1a) open terminal (Applications → Terminal Emulator)</text:p>
      <text:p text:style-name="P2"><text:tab/>1b) type “cura-lulzbot” enter</text:p>
      <text:p text:style-name="P2"><text:tab/>1c) operate Cura LE as normal, leave this window open. (It logs errors)</text:p>
      <text:p text:style-name="P2"/>
      <text:p text:style-name="P2">2.) Add new machine</text:p>
      <text:p text:style-name="P2"><text:tab/>2a) Settings → Printer → Add New Printer</text:p>
      <text:p text:style-name="P2"><text:tab/>2b) Select LulzBot Mini Aerostruder</text:p>
      <text:p text:style-name="P2"/>
      <text:p text:style-name="P2">3.) Activate Developer Mode</text:p>
      <text:p text:style-name="P2"><text:tab/>3a) Preferences → Configure Cura</text:p>
      <text:p text:style-name="P2"><text:tab/>3b) Scroll to bottom, and select “allow connections to wrong printers”</text:p>
      <text:p text:style-name="P2"/>
      <text:p text:style-name="P2">4.) Update Machine Name</text:p>
      <text:p text:style-name="P2"><text:tab/>4a) Settings → Printer → Manage Printer</text:p>
      <text:p text:style-name="P2"><text:tab/>4b) Select and LulzBot Mini Aerstruder click “activate”</text:p>
      <text:p text:style-name="P2"><text:tab/>4c) Rename Printer to “Hibiscus”</text:p>
      <text:p text:style-name="P2"/>
      <text:p text:style-name="P2">5.) Update Start and End Gcode</text:p>
      <text:p text:style-name="P2"><text:tab/>5a) Settings → Printer → Manage Printer → Machine Settings</text:p>
      <text:p text:style-name="P2"><text:tab/>5b) Scroll down to the start gcode box, and delete everything within it</text:p>
      <text:p text:style-name="P2"><text:tab/>5c) Copy and paste start gcode file from: /home/aleph/shared-j/devel/lulzbot/mini/hibiscus/software/</text:p>
      <text:p text:style-name="P1"><text:span text:style-name="T2"><text:tab/>5d) Repeat steps 5b and 5c for the end </text:span><text:span text:style-name="T4">g</text:span><text:span text:style-name="T2">code box</text:span></text:p>
      <text:p text:style-name="P2"/>
      <text:p text:style-name="P3">6.) Update Build Volume</text:p>
      <text:p text:style-name="P3"><text:tab/>6a) While in machine settings, change Z <text:span text:style-name="T9">height</text:span> to 180</text:p>
      <text:p text:style-name="P2"/>
      <text:p text:style-name="P2"><text:span text:style-name="T7">7</text:span>.) Update Firmware</text:p>
      <text:p text:style-name="P1"><text:span text:style-name="T2"><text:tab/></text:span><text:span text:style-name="T5">7</text:span><text:span text:style-name="T3">a) Settings → Printer → Manage Printer → Upgrade Firmware → Upload Custom Firmware</text:span></text:p>
      <text:p text:style-name="P4"><text:tab/><text:span text:style-name="T7">7</text:span>b) Load the latest .hex file for Mini 2 Einsy <text:span text:style-name="T8">(will be the largest version number available) </text:span>from here: /home/aleph/shared-j/devel/lulzbot/software/Marlin/</text:p>
      <text:p text:style-name="P4"><text:tab/><text:span text:style-name="T10">7c) open a console in Cura LE</text:span></text:p>
      <text:p text:style-name="P4"><text:tab/><text:span text:style-name="T10">7d) Enter M502 in the console and hit enter</text:span></text:p>
      <text:p text:style-name="P4"><text:tab/><text:span text:style-name="T10">7e) Enter M500 in the console and hit enter</text:span></text:p>
      <text:p text:style-name="P4"/>
      <text:p text:style-name="P6">The above steps only need to be done once. After each printer, if there are no issues, close out CuraLE and the terminal. This allows a clean slate for each print, and it’s much easier to find bugs in one prints worth of info vs several. </text:p>
      <text:p text:style-name="P7"/>
      <text:p text:style-name="P7">Reporting Issues:</text:p>
      <text:p text:style-name="P5"/>
      <text:p text:style-name="P5">Report any and all issues, even if you think they are not important. These will be investigated and could be key in determining a larger underlying issue. Report all issues on the Hibiscus work board of code: <text:a xlink:type="simple" xlink:href="https://code.alephobjects.com/tag/mini-hibiscus/" text:style-name="Internet_20_link" text:visited-style-name="Visited_20_Internet_20_Link">https://code.alephobjects.com/tag/mini-hibiscus/</text:a></text:p>
      <text:p text:style-name="P5"/>
      <text:p text:style-name="P5"><text:soft-page-break/>When an issue occurs, be sure to copy the text in the terminal window you used to start Cura LE, and attach that log in a text document. Be prepared to answer follow up questions, as we may need more information to find the root cause. Please add as much information as possible to replicate the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08:49:31.243771856</meta:creation-date>
    <dc:date>2017-12-14T11:58:01.640858066</dc:date>
    <meta:editing-duration>PT18M26S</meta:editing-duration>
    <meta:editing-cycles>9</meta:editing-cycles>
    <meta:generator>LibreOffice/5.2.7.2$Linux_X86_64 LibreOffice_project/20m0$Build-2</meta:generator>
    <meta:document-statistic meta:table-count="0" meta:image-count="0" meta:object-count="0" meta:page-count="2" meta:paragraph-count="32" meta:word-count="366" meta:character-count="2187" meta:non-whitespace-character-count="1832"/>
  </office:meta>
</office:document-meta>
</file>